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9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4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style:font-size-asian="12pt" style:font-size-complex="12pt"/>
    </style:style>
    <style:style style:name="ce35" style:family="table-cell" style:parent-style-name="Default" style:data-style-name="N4">
      <style:text-properties style:font-name="Ubuntu Mono" fo:font-size="12pt" style:font-size-asian="12pt" style:font-size-complex="12pt"/>
    </style:style>
    <style:style style:name="ce36" style:family="table-cell" style:parent-style-name="Default" style:data-style-name="N4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ext-properties style:font-name="Ubuntu Mono" fo:font-size="12pt" style:font-size-asian="12pt" style:font-size-complex="12pt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2" table:default-cell-style-name="ce2"/>
        <table:table-column table:style-name="co4" table:default-cell-style-name="ce36"/>
        <table:table-column table:style-name="co4" table:number-columns-repeated="4" table:default-cell-style-name="ce2"/>
        <table:table-column table:style-name="co10" table:default-cell-style-name="ce2"/>
        <table:table-column table:style-name="co4" table:number-columns-repeated="999" table:default-cell-style-name="ce2"/>
        <table:table-column table:style-name="co4" table:number-columns-repeated="2" table:default-cell-style-name="Default"/>
        <table:table-row table:style-name="ro1">
          <table:table-cell table:style-name="ce1" table:number-columns-repeated="2"/>
          <table:table-cell table:style-name="ce15"/>
          <table:table-cell table:style-name="ce20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20"/>
          <table:covered-table-cell table:style-name="ce15"/>
          <table:covered-table-cell table:style-name="ce20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20"/>
          <table:covered-table-cell table:style-name="ce15"/>
          <table:covered-table-cell table:style-name="ce20"/>
          <table:table-cell table:style-name="ce1"/>
          <table:table-cell table:style-name="ce33" office:value-type="string" calcext:value-type="string" table:number-columns-spanned="7" table:number-rows-spanned="1">
            <text:p>big wheel</text:p>
          </table:table-cell>
          <table:covered-table-cell table:number-columns-repeated="6" table:style-name="ce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table:style-name="ce34" office:value-type="string" calcext:value-type="string">
            <text:p>l1</text:p>
          </table:table-cell>
          <table:table-cell table:style-name="ce34" office:value-type="string" calcext:value-type="string">
            <text:p>l2</text:p>
          </table:table-cell>
          <table:table-cell table:style-name="ce34" office:value-type="string" calcext:value-type="string">
            <text:p>Fläche</text:p>
          </table:table-cell>
          <table:table-cell table:style-name="ce34" office:value-type="string" calcext:value-type="string">
            <text:p>kg/n</text:p>
          </table:table-cell>
          <table:table-cell table:style-name="ce34" office:value-type="string" calcext:value-type="string">
            <text:p>gesamt</text:p>
          </table:table-cell>
          <table:table-cell table:style-name="ce6" office:value-type="string" calcext:value-type="string">
            <text:p>Stck</text:p>
          </table:table-cell>
          <table:table-cell table:style-name="ce34" office:value-type="string" calcext:value-type="string">
            <text:p>Gewicht</text:p>
          </table:table-cell>
          <table:table-cell table:style-name="ce1"/>
          <table:table-cell table:number-columns-repeated="999"/>
          <table:table-cell table:style-name="ce37" table:number-columns-repeated="2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/>
          <table:table-cell table:style-name="ce4" office:value-type="float" office:value="128" calcext:value-type="float">
            <text:p>128</text:p>
          </table:table-cell>
          <table:table-cell table:style-name="ce35" table:formula="of:=[.Q3]*[.Q3]*PI()/40000" office:value-type="float" office:value="1.28679635091038" calcext:value-type="float">
            <text:p>1,29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3]*[.S3]" office:value-type="float" office:value="15.4415562109246" calcext:value-type="float">
            <text:p>15,44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3]*[.U3]" office:value-type="float" office:value="15.4415562109246" calcext:value-type="float">
            <text:p>15,44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4]*[.Q4]/10000" office:value-type="float" office:value="0.013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4]*[.S4]" office:value-type="float" office:value="0.1656" calcext:value-type="float">
            <text:p>0,17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4]*[.U4]" office:value-type="float" office:value="1.656" calcext:value-type="float">
            <text:p>1,66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5]*[.Q5]/10000" office:value-type="float" office:value="0.010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5]*[.S5]" office:value-type="float" office:value="0.1296" calcext:value-type="float">
            <text:p>0,13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5]*[.U5]" office:value-type="float" office:value="1.296" calcext:value-type="float">
            <text:p>1,30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35" table:formula="of:=[.P6]*[.Q6]/10000" office:value-type="float" office:value="0.608" calcext:value-type="float">
            <text:p>0,61</text:p>
          </table:table-cell>
          <table:table-cell table:style-name="ce6" office:value-type="float" office:value="9.6" calcext:value-type="float">
            <text:p>9,60</text:p>
          </table:table-cell>
          <table:table-cell table:style-name="ce6" table:formula="of:=[.R6]*[.S6]" office:value-type="float" office:value="5.8368" calcext:value-type="float">
            <text:p>5,84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6]*[.U6]" office:value-type="float" office:value="5.8368" calcext:value-type="float">
            <text:p>5,84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35" table:formula="of:=[.P7]*[.Q7]/10000" office:value-type="float" office:value="0.608" calcext:value-type="float">
            <text:p>0,61</text:p>
          </table:table-cell>
          <table:table-cell table:style-name="ce6" office:value-type="float" office:value="4.8" calcext:value-type="float">
            <text:p>4,80</text:p>
          </table:table-cell>
          <table:table-cell table:style-name="ce6" table:formula="of:=[.R7]*[.S7]" office:value-type="float" office:value="2.9184" calcext:value-type="float">
            <text:p>2,92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7]*[.U7]" office:value-type="float" office:value="2.9184" calcext:value-type="float">
            <text:p>2,92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/>
          <table:table-cell table:style-name="ce4"/>
          <table:table-cell table:style-name="ce35"/>
          <table:table-cell table:style-name="ce6" table:number-columns-repeated="2"/>
          <table:table-cell table:style-name="ce4"/>
          <table:table-cell table:style-name="ce10" table:formula="of:=SUM([.V3:.V7])" office:value-type="float" office:value="27.1487562109245" calcext:value-type="float">
            <text:p>27,15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/>
          <table:table-cell table:style-name="ce4" office:value-type="float" office:value="134" calcext:value-type="float">
            <text:p>134</text:p>
          </table:table-cell>
          <table:table-cell table:style-name="ce35" table:formula="of:=[.Q10]*[.Q10]*PI()/40000" office:value-type="float" office:value="1.41026094219646" calcext:value-type="float">
            <text:p>1,4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0]*[.S10]" office:value-type="float" office:value="16.9231313063575" calcext:value-type="float">
            <text:p>16,92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0]*[.U10]" office:value-type="float" office:value="16.9231313063575" calcext:value-type="float">
            <text:p>16,92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11]*[.Q11]/10000" office:value-type="float" office:value="0.013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1]*[.S11]" office:value-type="float" office:value="0.1656" calcext:value-type="float">
            <text:p>0,17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11]*[.U11]" office:value-type="float" office:value="1.656" calcext:value-type="float">
            <text:p>1,66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12]*[.Q12]/10000" office:value-type="float" office:value="0.010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2]*[.S12]" office:value-type="float" office:value="0.1296" calcext:value-type="float">
            <text:p>0,13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12]*[.U12]" office:value-type="float" office:value="1.296" calcext:value-type="float">
            <text:p>1,30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4.68" calcext:value-type="float">
            <text:p>14,68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35" table:formula="of:=[.P13]*[.Q13]/10000" office:value-type="float" office:value="0.7052" calcext:value-type="float">
            <text:p>0,71</text:p>
          </table:table-cell>
          <table:table-cell table:style-name="ce6" office:value-type="float" office:value="9.6" calcext:value-type="float">
            <text:p>9,60</text:p>
          </table:table-cell>
          <table:table-cell table:style-name="ce6" table:formula="of:=[.R13]*[.S13]" office:value-type="float" office:value="6.76992" calcext:value-type="float">
            <text:p>6,77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3]*[.U13]" office:value-type="float" office:value="6.76992" calcext:value-type="float">
            <text:p>6,77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35" table:formula="of:=[.P14]*[.Q14]/10000" office:value-type="float" office:value="0.7052" calcext:value-type="float">
            <text:p>0,71</text:p>
          </table:table-cell>
          <table:table-cell table:style-name="ce6" office:value-type="float" office:value="4.8" calcext:value-type="float">
            <text:p>4,80</text:p>
          </table:table-cell>
          <table:table-cell table:style-name="ce6" table:formula="of:=[.R14]*[.S14]" office:value-type="float" office:value="3.38496" calcext:value-type="float">
            <text:p>3,38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4]*[.U14]" office:value-type="float" office:value="3.38496" calcext:value-type="float">
            <text:p>3,38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4.868" calcext:value-type="float">
            <text:p>54,87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6.92" calcext:value-type="float">
            <text:p>36,92</text:p>
          </table:table-cell>
          <table:table-cell table:style-name="ce1"/>
          <table:table-cell/>
          <table:table-cell table:style-name="ce4"/>
          <table:table-cell table:style-name="ce35"/>
          <table:table-cell table:style-name="ce6" table:number-columns-repeated="2"/>
          <table:table-cell table:style-name="ce4"/>
          <table:table-cell table:style-name="ce10" table:formula="of:=SUM([.V10:.V14])" office:value-type="float" office:value="30.0300113063575" calcext:value-type="float">
            <text:p>30,03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34.55" calcext:value-type="float">
            <text:p>34,55</text:p>
          </table:table-cell>
          <table:table-cell table:style-name="ce1"/>
          <table:table-cell table:number-columns-repeated="1009"/>
        </table:table-row>
        <table:table-row table:style-name="ro2" table:number-rows-repeated="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19"/>
          <table:table-cell table:style-name="ce24"/>
          <table:table-cell table:style-name="ce26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style-name="ce12" office:value-type="string" calcext:value-type="string" table:number-columns-spanned="3" table:number-rows-spanned="1">
            <text:p>4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8]*[.F28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frame top</text:p>
          </table:table-cell>
          <table:table-cell office:value-type="string" calcext:value-type="string">
            <text:p>30 x 30x1.5</text:p>
          </table:table-cell>
          <table:table-cell office:value-type="float" office:value="0.92" calcext:value-type="float">
            <text:p>0,92</text:p>
          </table:table-cell>
          <table:table-cell table:style-name="ce7"/>
          <table:table-cell office:value-type="float" office:value="2.8" calcext:value-type="float">
            <text:p>2,80</text:p>
          </table:table-cell>
          <table:table-cell table:formula="of:=[.D29]*[.F29]" office:value-type="float" office:value="2.576" calcext:value-type="float">
            <text:p>2,58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2.576" calcext:value-type="float">
            <text:p>2,58</text:p>
          </table:table-cell>
          <table:table-cell table:style-name="ce1"/>
          <table:table-cell office:value-type="float" office:value="1.4" calcext:value-type="float">
            <text:p>1,40</text:p>
          </table:table-cell>
          <table:table-cell table:formula="of:=[.K29]*[.D29]" office:value-type="float" office:value="1.288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2.576" calcext:value-type="float">
            <text:p>2,58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frame bottom</text:p>
          </table:table-cell>
          <table:table-cell office:value-type="string" calcext:value-type="string">
            <text:p>40 x 40x1.5</text:p>
          </table:table-cell>
          <table:table-cell office:value-type="float" office:value="1.23" calcext:value-type="float">
            <text:p>1,23</text:p>
          </table:table-cell>
          <table:table-cell table:style-name="ce7"/>
          <table:table-cell office:value-type="float" office:value="2.8" calcext:value-type="float">
            <text:p>2,80</text:p>
          </table:table-cell>
          <table:table-cell table:formula="of:=[.D30]*[.F30]" office:value-type="float" office:value="3.444" calcext:value-type="float">
            <text:p>3,44</text:p>
          </table:table-cell>
          <table:table-cell office:value-type="float" office:value="1" calcext:value-type="float">
            <text:p>1</text:p>
          </table:table-cell>
          <table:table-cell table:formula="of:=[.H30]*[.G30]" office:value-type="float" office:value="3.444" calcext:value-type="float">
            <text:p>3,44</text:p>
          </table:table-cell>
          <table:table-cell table:style-name="ce1"/>
          <table:table-cell office:value-type="float" office:value="1.4" calcext:value-type="float">
            <text:p>1,40</text:p>
          </table:table-cell>
          <table:table-cell table:formula="of:=[.K30]*[.D30]" office:value-type="float" office:value="1.722" calcext:value-type="float">
            <text:p>1,72</text:p>
          </table:table-cell>
          <table:table-cell office:value-type="float" office:value="2" calcext:value-type="float">
            <text:p>2</text:p>
          </table:table-cell>
          <table:table-cell table:formula="of:=[.L30]*[.M30]" office:value-type="float" office:value="3.444" calcext:value-type="float">
            <text:p>3,44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1]*[.F31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1]*[.G31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1]*[.D31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1]*[.M31]" office:value-type="float" office:value="14.22" calcext:value-type="float">
            <text:p>14,22</text:p>
          </table:table-cell>
          <table:table-cell table:style-name="ce5"/>
          <table:table-cell table:number-columns-repeated="1009"/>
        </table:table-row>
        <table:table-row table:style-name="ro2">
          <table:table-cell table:style-name="ce5"/>
          <table:table-cell table:number-columns-repeated="3"/>
          <table:table-cell table:style-name="ce7"/>
          <table:table-cell table:number-columns-repeated="3"/>
          <table:table-cell table:style-name="ce10" table:formula="of:=SUM([.I28:.I31])" office:value-type="float" office:value="41.93" calcext:value-type="float">
            <text:p>41,93</text:p>
          </table:table-cell>
          <table:table-cell table:style-name="ce1"/>
          <table:table-cell table:number-columns-repeated="3"/>
          <table:table-cell table:style-name="ce10" table:formula="of:=SUM([.N28:.N31])" office:value-type="float" office:value="20.24" calcext:value-type="float">
            <text:p>20,24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19"/>
          <table:table-cell table:style-name="ce24"/>
          <table:table-cell table:style-name="ce26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3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5]*[.F35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35]*[.G35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36]*[.F36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36]*[.G36]" office:value-type="float" office:value="3.186" calcext:value-type="float">
            <text:p>3,19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6]*[.D36]" office:value-type="float" office:value="3.079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table:formula="of:=[.L36]*[.M36]" office:value-type="float" office:value="6.1596" calcext:value-type="float">
            <text:p>6,16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7]*[.F37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7]*[.G37]" office:value-type="float" office:value="5.44" calcext:value-type="float">
            <text:p>5,44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7]*[.D37]" office:value-type="float" office:value="4.7328" calcext:value-type="float">
            <text:p>4,73</text:p>
          </table:table-cell>
          <table:table-cell office:value-type="float" office:value="2" calcext:value-type="float">
            <text:p>2</text:p>
          </table:table-cell>
          <table:table-cell table:formula="of:=[.L37]*[.M37]" office:value-type="float" office:value="9.4656" calcext:value-type="float">
            <text:p>9,47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8]*[.F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H38]*[.G38]" office:value-type="float" office:value="14.22" calcext:value-type="float">
            <text:p>14,22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8]*[.D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35:.I38])" office:value-type="float" office:value="51.646" calcext:value-type="float">
            <text:p>51,65</text:p>
          </table:table-cell>
          <table:table-cell table:style-name="ce1"/>
          <table:table-cell table:number-columns-repeated="3"/>
          <table:table-cell table:style-name="ce10" table:formula="of:=SUM([.N35:.N38])" office:value-type="float" office:value="29.8452" calcext:value-type="float">
            <text:p>29,8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5"/>
          <table:table-cell table:style-name="ce20"/>
          <table:table-cell table:style-name="ce7"/>
          <table:table-cell table:style-name="ce20" table:number-columns-repeated="2"/>
          <table:table-cell table:style-name="ce15"/>
          <table:table-cell table:style-name="ce20"/>
          <table:table-cell table:style-name="ce1"/>
          <table:table-cell table:style-name="ce20" table:number-columns-repeated="2"/>
          <table:table-cell table:style-name="ce15"/>
          <table:table-cell table:style-name="ce20"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bottom</text:p>
          </table:table-cell>
          <table:table-cell office:value-type="string" calcext:value-type="string">
            <text:p>40 x 4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top</text:p>
          </table:table-cell>
          <table:table-cell office:value-type="string" calcext:value-type="string">
            <text:p>30 x 3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 12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7]*[.C47]*PI()/40000" office:value-type="float" office:value="1.28679635091038" calcext:value-type="float">
            <text:p>1,29</text:p>
          </table:table-cell>
          <table:table-cell table:formula="of:=[.F47]*[.D47]" office:value-type="float" office:value="15.4415562109246" calcext:value-type="float">
            <text:p>15,44</text:p>
          </table:table-cell>
          <table:table-cell office:value-type="float" office:value="1" calcext:value-type="float">
            <text:p>1</text:p>
          </table:table-cell>
          <table:table-cell table:formula="of:=[.G47]*[.H47]" office:value-type="float" office:value="15.4415562109246" calcext:value-type="float">
            <text:p>15,44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8]/10000" office:value-type="float" office:value="0.0144" calcext:value-type="float">
            <text:p>0,01</text:p>
          </table:table-cell>
          <table:table-cell table:formula="of:=[.F48]*[.D48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48]*[.H48]" office:value-type="float" office:value="1.728" calcext:value-type="float">
            <text:p>1,73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9]/10000" office:value-type="float" office:value="0.0108" calcext:value-type="float">
            <text:p>0,01</text:p>
          </table:table-cell>
          <table:table-cell table:formula="of:=[.F49]*[.D49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49]*[.H49]" office:value-type="float" office:value="1.296" calcext:value-type="float">
            <text:p>1,30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9.6" calcext:value-type="float">
            <text:p>9,60</text:p>
          </table:table-cell>
          <table:table-cell table:style-name="ce18"/>
          <table:table-cell table:formula="of:=[.C50]/10000" office:value-type="float" office:value="0.6" calcext:value-type="float">
            <text:p>0,60</text:p>
          </table:table-cell>
          <table:table-cell table:formula="of:=[.F50]*[.D50]" office:value-type="float" office:value="5.76" calcext:value-type="float">
            <text:p>5,76</text:p>
          </table:table-cell>
          <table:table-cell office:value-type="float" office:value="1" calcext:value-type="float">
            <text:p>1</text:p>
          </table:table-cell>
          <table:table-cell table:formula="of:=[.G50]*[.H50]" office:value-type="float" office:value="5.76" calcext:value-type="float">
            <text:p>5,76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4.8" calcext:value-type="float">
            <text:p>4,80</text:p>
          </table:table-cell>
          <table:table-cell table:style-name="ce18"/>
          <table:table-cell table:formula="of:=[.C51]/10000" office:value-type="float" office:value="0.6" calcext:value-type="float">
            <text:p>0,60</text:p>
          </table:table-cell>
          <table:table-cell table:formula="of:=[.F51]*[.D51]" office:value-type="float" office:value="2.88" calcext:value-type="float">
            <text:p>2,88</text:p>
          </table:table-cell>
          <table:table-cell office:value-type="float" office:value="1" calcext:value-type="float">
            <text:p>1</text:p>
          </table:table-cell>
          <table:table-cell table:formula="of:=[.G51]*[.H51]" office:value-type="float" office:value="2.88" calcext:value-type="float">
            <text:p>2,88</text:p>
          </table:table-cell>
          <table:table-cell table:style-name="ce22"/>
          <table:table-cell table:number-columns-repeated="1014"/>
        </table:table-row>
        <table:table-row table:style-name="ro2">
          <table:table-cell table:number-columns-repeated="4"/>
          <table:table-cell table:style-name="ce18"/>
          <table:table-cell table:number-columns-repeated="3"/>
          <table:table-cell table:style-name="ce10" table:formula="of:=SUM([.I47:.I51])" office:value-type="float" office:value="27.1055562109245" calcext:value-type="float">
            <text:p>27,11</text:p>
          </table:table-cell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5]*[.C55]*PI()/40000" office:value-type="float" office:value="1.41026094219646" calcext:value-type="float">
            <text:p>1,41</text:p>
          </table:table-cell>
          <table:table-cell table:formula="of:=[.F55]*[.D55]" office:value-type="float" office:value="16.9231313063575" calcext:value-type="float">
            <text:p>16,92</text:p>
          </table:table-cell>
          <table:table-cell office:value-type="float" office:value="1" calcext:value-type="float">
            <text:p>1</text:p>
          </table:table-cell>
          <table:table-cell table:formula="of:=[.G55]*[.H55]" office:value-type="float" office:value="16.9231313063575" calcext:value-type="float">
            <text:p>16,92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6]/10000" office:value-type="float" office:value="0.0144" calcext:value-type="float">
            <text:p>0,01</text:p>
          </table:table-cell>
          <table:table-cell table:formula="of:=[.F56]*[.D56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56]*[.H56]" office:value-type="float" office:value="1.728" calcext:value-type="float">
            <text:p>1,73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7]/10000" office:value-type="float" office:value="0.0108" calcext:value-type="float">
            <text:p>0,01</text:p>
          </table:table-cell>
          <table:table-cell table:formula="of:=[.F57]*[.D57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57]*[.H57]" office:value-type="float" office:value="1.296" calcext:value-type="float">
            <text:p>1,30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9.6" calcext:value-type="float">
            <text:p>9,60</text:p>
          </table:table-cell>
          <table:table-cell table:style-name="ce18"/>
          <table:table-cell table:formula="of:=[.C58]/10000" office:value-type="float" office:value="0.705" calcext:value-type="float">
            <text:p>0,71</text:p>
          </table:table-cell>
          <table:table-cell table:formula="of:=[.F58]*[.D58]" office:value-type="float" office:value="6.768" calcext:value-type="float">
            <text:p>6,77</text:p>
          </table:table-cell>
          <table:table-cell office:value-type="float" office:value="1" calcext:value-type="float">
            <text:p>1</text:p>
          </table:table-cell>
          <table:table-cell table:formula="of:=[.G58]*[.H58]" office:value-type="float" office:value="6.768" calcext:value-type="float">
            <text:p>6,77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4.8" calcext:value-type="float">
            <text:p>4,80</text:p>
          </table:table-cell>
          <table:table-cell table:style-name="ce18"/>
          <table:table-cell table:formula="of:=[.C59]/10000" office:value-type="float" office:value="0.705" calcext:value-type="float">
            <text:p>0,71</text:p>
          </table:table-cell>
          <table:table-cell table:formula="of:=[.F59]*[.D59]" office:value-type="float" office:value="3.384" calcext:value-type="float">
            <text:p>3,38</text:p>
          </table:table-cell>
          <table:table-cell office:value-type="float" office:value="1" calcext:value-type="float">
            <text:p>1</text:p>
          </table:table-cell>
          <table:table-cell table:formula="of:=[.G59]*[.H59]" office:value-type="float" office:value="3.384" calcext:value-type="float">
            <text:p>3,38</text:p>
          </table:table-cell>
          <table:table-cell table:style-name="ce22"/>
          <table:table-cell table:number-columns-repeated="1014"/>
        </table:table-row>
        <table:table-row table:style-name="ro2">
          <table:table-cell table:number-columns-repeated="4"/>
          <table:table-cell table:style-name="ce18"/>
          <table:table-cell table:number-columns-repeated="3"/>
          <table:table-cell table:style-name="ce10" table:formula="of:=SUM([.I55:.I59])" office:value-type="float" office:value="30.0991313063575" calcext:value-type="float">
            <text:p>30,10</text:p>
          </table:table-cell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pe length</text:p>
          </table:table-cell>
          <table:table-cell office:value-type="float" office:value="8400" calcext:value-type="float">
            <text:p>8400</text:p>
          </table:table-cell>
          <table:table-cell table:style-name="ce25" table:formula="of:=[.C63]*2" office:value-type="float" office:value="16800" calcext:value-type="float">
            <text:p>16.800</text:p>
          </table:table-cell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table:style-name="ce25" table:formula="of:=[.C64]*PI()" office:value-type="float" office:value="4052.65452313083" calcext:value-type="float">
            <text:p>4.053</text:p>
          </table:table-cell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2">
          <table:table-cell table:number-columns-repeated="3"/>
          <table:table-cell table:style-name="ce27" table:formula="of:=SUM([.D63:.D64])" office:value-type="float" office:value="20852.6545231308" calcext:value-type="float">
            <text:p>20.853</text:p>
          </table:table-cell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84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23:07:20.9405798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20-01-19T23:14:00.189854047</dc:date>
    <meta:editing-duration>PT2H47M31S</meta:editing-duration>
    <meta:editing-cycles>9</meta:editing-cycles>
    <meta:generator>LibreOffice/6.0.7.3$Linux_X86_64 LibreOffice_project/00m0$Build-3</meta:generator>
    <meta:document-statistic meta:table-count="1" meta:cell-count="376" meta:object-count="0"/>
  </office:meta>
</office:document-meta>
</file>